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_31__5f_One_20_Column-title">
      <style:graphic-properties fo:min-height="1.8cm" loext:decorative="false"/>
      <style:paragraph-properties style:writing-mode="lr-tb"/>
    </style:style>
    <style:style style:name="pr7" style:family="presentation" style:parent-style-name="_31__5f_One_20_Column-outline1">
      <style:graphic-properties fo:min-height="0.101cm" loext:decorative="false"/>
      <style:paragraph-properties style:writing-mode="lr-tb"/>
    </style:style>
    <style:style style:name="pr8" style:family="presentation" style:parent-style-name="_31__5f_One_20_Column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3.473cm" svg:x="0.4cm" svg:y="9.525cm" presentation:class="title" presentation:user-transformed="true">
          <draw:text-box>
            <text:p>What is the CISSP and Why It Mat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at is the CISSP?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Anyone know or have heard of i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is the CISSP?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CISSP (Certified Information Systems Security Professional) is a globally recognized cybersecurity certification focused on designing, managing, and analyzing secure systems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is the CISSP?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Offered by (ISC2) </text:p>
              </text:list-item>
              <text:list-item>
                <text:p>Considered a gold standard</text:p>
              </text:list-item>
              <text:list-item>
                <text:p>Emphasizes strategy, architecture, risk and operations</text:p>
              </text:list-item>
              <text:list-item>
                <text:p>Vendor-neutral and industry-agnostic</text:p>
              </text:list-item>
              <text:list-item>
                <text:p>CISSP is about how security works at scale, not just tool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CISSP is NOT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o set expectations:</text:p>
                <text:list>
                  <text:list-item>
                    <text:p>Not a penetration testing certification</text:p>
                  </text:list-item>
                  <text:list-item>
                    <text:p>Not tool-specific (no nmap, metasploit, exiftool, etc.)</text:p>
                  </text:list-item>
                  <text:list-item>
                    <text:p>Not entry-level hands-on hack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CISSP I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Instead, CISSP focuses on</text:p>
                <text:list>
                  <text:list-item>
                    <text:p>Security decision-making</text:p>
                  </text:list-item>
                  <text:list-item>
                    <text:p>Enterprise systems and architecture</text:p>
                  </text:list-item>
                  <text:list-item>
                    <text:p>Risk, governance, and policy</text:p>
                  </text:list-item>
                  <text:list-item>
                    <text:p>Incident response and operation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e CISSP Domains (High Level)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Security &amp; Risk Management</text:p>
              </text:list-item>
              <text:list-item>
                <text:p>Assets Security </text:p>
              </text:list-item>
              <text:list-item>
                <text:p>Security Architecture &amp; Engineering</text:p>
              </text:list-item>
              <text:list-item>
                <text:p>Network &amp; Communications Securi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e CISSP Domains (High Level)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Identity &amp; Access Management (IAM)</text:p>
              </text:list-item>
              <text:list-item>
                <text:p>Security Assessment &amp; Testing</text:p>
              </text:list-item>
              <text:list-item>
                <text:p>Security Operations</text:p>
              </text:list-item>
              <text:list-item>
                <text:p>Software Development Securi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y CISSP Is Used in This Course</text:p>
          </draw:text-box>
        </draw:frame>
        <draw:frame presentation:style-name="pr7" draw:text-style-name="P3" draw:layer="layout" svg:width="25.2cm" svg:height="10.28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rovides a structured, comprehensive security framework</text:span></text:p>
              </text:list-item>
              <text:list-item>
                <text:p text:style-name="P2"><text:span text:style-name="T1">Emphasizes systems thinking, not isolated tools</text:span></text:p>
              </text:list-item>
              <text:list-item>
                <text:p text:style-name="P2"><text:span text:style-name="T1">Connects technical controls with business risk</text:span></text:p>
              </text:list-item>
              <text:list-item>
                <text:p text:style-name="P2"><text:span text:style-name="T1">Reflects real-world enterprise security practices</text:span></text:p>
              </text:list-item>
              <text:list-item>
                <text:p text:style-name="P2"><text:span text:style-name="T1">Is widely recognized by employers and regulato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ISSP &amp; Systems Analysis</text:p>
          </draw:text-box>
        </draw:frame>
        <draw:frame presentation:style-name="pr7" draw:text-style-name="P3" draw:layer="layout" svg:width="25.2cm" svg:height="10.28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nalyze how systems fail, not just how they’re attacked</text:span></text:p>
              </text:list-item>
              <text:list-item>
                <text:p text:style-name="P2"><text:span text:style-name="T1">Understand reminder: security is a process, not a product</text:span></text:p>
              </text:list-item>
              <text:list-item>
                <text:p text:style-name="P2"><text:span text:style-name="T1">Evaluate tradeoffs between cost, risk, and controls</text:span></text:p>
              </text:list-item>
              <text:list-item>
                <text:p text:style-name="P2"><text:span text:style-name="T1">Design defense-in-depth architectures</text:span></text:p>
              </text:list-item>
              <text:list-item>
                <text:p text:style-name="P2"><text:span text:style-name="T1">Connect people, process, and technolog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Why Employers Value CISSP</text:p>
          </draw:text-box>
        </draw:frame>
        <draw:frame presentation:style-name="pr7" draw:text-style-name="P3" draw:layer="layout" svg:width="25.2cm" svg:height="10.28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Broad security knowledge across domains</text:span></text:p>
              </text:list-item>
              <text:list-item>
                <text:p text:style-name="P4"><text:span text:style-name="T1">Ability to think beyond individual vulnerabilities</text:span></text:p>
              </text:list-item>
              <text:list-item>
                <text:p text:style-name="P4"><text:span text:style-name="T1">Understanding of compliance, risk, and governance</text:span></text:p>
              </text:list-item>
              <text:list-item>
                <text:p text:style-name="P4"><text:span text:style-name="T1">Capability to communicate with executives and stakeholders</text:span></text:p>
              </text:list-item>
              <text:list-item>
                <text:p text:style-name="P4"><text:span text:style-name="T1">Readiness for senior and leadership rol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mmon Jobs Roles</text:p>
          </draw:text-box>
        </draw:frame>
        <draw:frame presentation:style-name="pr7" draw:text-style-name="P3" draw:layer="layout" svg:width="25.2cm" svg:height="10.28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ecurity Analyst</text:span></text:p>
              </text:list-item>
              <text:list-item>
                <text:p text:style-name="P2"><text:span text:style-name="T1">Security Engineer</text:span></text:p>
              </text:list-item>
              <text:list-item>
                <text:p text:style-name="P2"><text:span text:style-name="T1">SOC Manager</text:span></text:p>
              </text:list-item>
              <text:list-item>
                <text:p text:style-name="P2"><text:span text:style-name="T1">Security Architect</text:span></text:p>
              </text:list-item>
              <text:list-item>
                <text:p text:style-name="P2"><text:span text:style-name="T1">GRC Analyst</text:span></text:p>
              </text:list-item>
              <text:list-item>
                <text:p text:style-name="P2"><text:span text:style-name="T1">vCISO / Security Manag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o You Need CISSP to Pass?</text:p>
          </draw:text-box>
        </draw:frame>
        <draw:frame presentation:style-name="pr7" draw:text-style-name="P3" draw:layer="layout" svg:width="25.2cm" svg:height="10.28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No</text:span></text:p>
              </text:list-item>
              <text:list-item>
                <text:p text:style-name="P2"><text:span text:style-name="T1">You are not expected to take the CISSP exam</text:span></text:p>
              </text:list-item>
              <text:list-item>
                <text:p text:style-name="P2"><text:span text:style-name="T1">The CISSP study guide is used as an industry reference</text:span></text:p>
              </text:list-item>
              <text:list-item>
                <text:p text:style-name="P2"><text:span text:style-name="T1">Focus is on understanding concepts, not memoriz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Takeaway</text:p>
          </draw:text-box>
        </draw:frame>
        <draw:frame presentation:style-name="pr7" draw:text-style-name="P3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ISSP provides a big-picture view of cybersecurity</text:span></text:p>
              </text:list-item>
              <text:list-item>
                <text:p text:style-name="P2"><text:span text:style-name="T1">Teach system level security thinking </text:span></text:p>
              </text:list-item>
              <text:list-item>
                <text:p text:style-name="P2"><text:span text:style-name="T1">Prepare for real-world environments</text:span></text:p>
              </text:list-item>
              <text:list-item>
                <text:p text:style-name="P2"><text:span text:style-name="T1">Build skills relevant to technical and non-technical roles </text:span></text:p>
              </text:list-item>
              <text:list-item>
                <text:p text:style-name="P2"><text:span text:style-name="T1">Weather or not you pursue CISSP, the concepts are industry essent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One_20_Column-background" style:display-name="1_One Column-background" style:family="presentation">
      <style:graphic-properties draw:stroke="none" draw:fill="solid" draw:fill-color="#000000" style:repeat="stretch"/>
      <style:text-properties style:letter-kerning="true"/>
    </style:style>
    <style:style style:name="_31__5f_One_20_Column-backgroundobjects" style:display-name="1_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_31__5f_One_20_Column-notes" style:display-name="1_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One_20_Column-outline1" style:display-name="1_One Column-outline1" style:family="presentation">
      <style:graphic-properties draw:stroke="none" draw:fill="none" draw:auto-grow-height="false" draw:fit-to-size="false" style:shrink-to-fit="true">
        <text:list-style style:name="_31__5f_One_20_Column-outline1" style:display-name="1_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outline2" style:display-name="1_One Column-outline2" style:family="presentation" style:parent-style-name="_31__5f_One_20_Column-outline1">
      <style:paragraph-properties fo:margin-top="0.4cm" fo:margin-bottom="0cm"/>
      <style:text-properties fo:font-size="28pt" style:font-size-asian="28pt" style:font-size-complex="28pt"/>
    </style:style>
    <style:style style:name="_31__5f_One_20_Column-outline3" style:display-name="1_One Column-outline3" style:family="presentation" style:parent-style-name="_31__5f_One_20_Column-outline2">
      <style:paragraph-properties fo:margin-top="0.3cm" fo:margin-bottom="0cm"/>
      <style:text-properties fo:font-size="24pt" style:font-size-asian="24pt" style:font-size-complex="24pt"/>
    </style:style>
    <style:style style:name="_31__5f_One_20_Column-outline4" style:display-name="1_One Column-outline4" style:family="presentation" style:parent-style-name="_31__5f_One_20_Column-outline3">
      <style:paragraph-properties fo:margin-top="0.2cm" fo:margin-bottom="0cm"/>
      <style:text-properties fo:font-size="20pt" style:font-size-asian="20pt" style:font-size-complex="20pt"/>
    </style:style>
    <style:style style:name="_31__5f_One_20_Column-outline5" style:display-name="1_One Column-outline5" style:family="presentation" style:parent-style-name="_31__5f_One_20_Column-outline4">
      <style:paragraph-properties fo:margin-top="0.1cm" fo:margin-bottom="0cm"/>
      <style:text-properties fo:font-size="20pt" style:font-size-asian="20pt" style:font-size-complex="20pt"/>
    </style:style>
    <style:style style:name="_31__5f_One_20_Column-outline6" style:display-name="1_One Column-outline6" style:family="presentation" style:parent-style-name="_31__5f_One_20_Column-outline5">
      <style:paragraph-properties fo:margin-top="0.1cm" fo:margin-bottom="0cm"/>
      <style:text-properties fo:font-size="20pt" style:font-size-asian="20pt" style:font-size-complex="20pt"/>
    </style:style>
    <style:style style:name="_31__5f_One_20_Column-outline7" style:display-name="1_One Column-outline7" style:family="presentation" style:parent-style-name="_31__5f_One_20_Column-outline6">
      <style:paragraph-properties fo:margin-top="0.1cm" fo:margin-bottom="0cm"/>
      <style:text-properties fo:font-size="20pt" style:font-size-asian="20pt" style:font-size-complex="20pt"/>
    </style:style>
    <style:style style:name="_31__5f_One_20_Column-outline8" style:display-name="1_One Column-outline8" style:family="presentation" style:parent-style-name="_31__5f_One_20_Column-outline7">
      <style:paragraph-properties fo:margin-top="0.1cm" fo:margin-bottom="0cm"/>
      <style:text-properties fo:font-size="20pt" style:font-size-asian="20pt" style:font-size-complex="20pt"/>
    </style:style>
    <style:style style:name="_31__5f_One_20_Column-outline9" style:display-name="1_One Column-outline9" style:family="presentation" style:parent-style-name="_31__5f_One_20_Column-outline8">
      <style:paragraph-properties fo:margin-top="0.1cm" fo:margin-bottom="0cm"/>
      <style:text-properties fo:font-size="20pt" style:font-size-asian="20pt" style:font-size-complex="20pt"/>
    </style:style>
    <style:style style:name="_31__5f_One_20_Column-subtitle" style:display-name="1_One Column-subtitle" style:family="presentation">
      <style:graphic-properties draw:stroke="none" draw:fill="none" draw:textarea-vertical-align="middle">
        <text:list-style style:name="_31__5f_One_20_Column-subtitle" style:display-name="1_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title" style:display-name="1_One Column-title" style:family="presentation">
      <style:graphic-properties draw:stroke="none" draw:fill="none" draw:textarea-vertical-align="middle">
        <text:list-style style:name="_31__5f_One_20_Column-title" style:display-name="1_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20.231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1__5f_One_20_Column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_31__5f_One_20_Column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_31__5f_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One_20_Column" style:display-name="1_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One_20_Column-title" draw:layer="backgroundobjects" svg:width="26.5cm" svg:height="1.8cm" svg:x="0.4cm" svg:y="0.2cm" presentation:class="title" presentation:placeholder="true">
        <draw:text-box/>
      </draw:frame>
      <draw:frame presentation:style-name="_31__5f_One_20_Column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_31__5f_One_20_Column-title" draw:layer="backgroundobjects" svg:width="17cm" svg:height="9.56cm" svg:x="2cm" svg:y="2.5cm" presentation:class="page"/>
        <draw:frame presentation:style-name="_31__5f_One_20_Colum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4:27:40.431257708</meta:creation-date>
    <dc:description>This work is licensed under a Creative Commons 0 License.
It makes use of the works of Mateus Machado Luna.</dc:description>
    <meta:generator>LibreOffice/25.8.3.2$Linux_X86_64 LibreOffice_project/580$Build-2</meta:generator>
    <dc:title>Portfolio</dc:title>
    <meta:editing-duration>PT4M56S</meta:editing-duration>
    <meta:editing-cycles>2</meta:editing-cycles>
    <dc:date>2025-12-17T14:43:02.977140421</dc:date>
    <meta:document-statistic meta:object-count="128"/>
  </office:meta>
</office:document-meta>
</file>